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1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46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fo:background-color="transparent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style:text-position="super 58%" style:text-underline-style="none" style:font-name-asian="Times New Roman"/>
    </style:style>
    <style:style style:name="T23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4" style:family="text">
      <style:text-properties style:text-position="super 58%"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9" style:family="text">
      <style:text-properties style:text-position="sub 58%" fo:language="en" fo:country="US" style:font-name-complex="Arial"/>
    </style:style>
    <style:style style:name="T30" style:family="text">
      <style:text-properties style:text-position="sub 58%" fo:language="ru" fo:country="RU" fo:font-style="normal" style:font-style-asian="normal" style:font-style-complex="normal"/>
    </style:style>
    <style:style style:name="T31" style:family="text">
      <style:text-properties fo:language="ru" fo:country="RU"/>
    </style:style>
    <style:style style:name="T32" style:family="text">
      <style:text-properties fo:language="ru" fo:country="RU" style:font-name-asian="Times New Roman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5" style:family="text">
      <style:text-properties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0% 100%" fo:font-style="italic" style:font-style-asian="italic" style:font-name-complex="Symbol" style:font-style-complex="italic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font-name="Arial1" style:font-name-asian="Times New Roman" style:font-name-complex="Arial1" style:font-weight-complex="bold"/>
    </style:style>
    <style:style style:name="T43" style:family="text">
      <style:text-properties style:font-weight-complex="bold"/>
    </style:style>
    <style:style style:name="T44" style:family="text">
      <style:text-properties style:font-name="Liberation Serif" style:font-name-asian="Times New Roman" style:font-name-complex="Liberation Serif"/>
    </style:style>
    <style:style style:name="T45" style:family="text">
      <style:text-properties style:font-name-asian="Times New Roman"/>
    </style:style>
    <style:style style:name="T46" style:family="text">
      <style:text-properties fo:font-size="9pt" style:font-size-asian="9pt" style:language-asian="zh" style:country-asian="TW" style:font-size-complex="9pt"/>
    </style:style>
    <style:style style:name="T47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CALIBRATION CERTIFICATE</text:p>
      <text:p text:style-name="P36"><text:span text:style-name="T4">Type: </text:span><text:span text:style-name="T3">Radiation monitor AT6130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39">/</text:span><text:span text:style-name="T17">N</text:span><text:span text:style-name="T39">: </text:span><text:span text:style-name="T17"><text:s text:c="2"/></text:span><text:span text:style-name="T40">$allSerial</text:span></text:p>
      <text:p text:style-name="P10"/>
      <text:p text:style-name="P3">Measurement limits: </text:p>
      <text:p text:style-name="Standard"><text:span text:style-name="T10">from 0.1 </text:span><text:span text:style-name="T34">µ</text:span><text:span text:style-name="T10">Sv/h to 10 mSv/h, </text:span></text:p>
      <text:p text:style-name="P4">from <text:span text:style-name="T44">β</text:span><text:span text:style-name="T45">: </text:span><text:span text:style-name="T32">0,</text:span><text:span text:style-name="T45">0</text:span><text:span text:style-name="T32"> - </text:span><text:span text:style-name="T45">2000 Bq/cm</text:span><text:span text:style-name="T22">2</text:span></text:p>
      <text:p text:style-name="P7"/>
      <text:p text:style-name="P4"><text:span text:style-name="T41">Measurement error: </text:span><text:span text:style-name="T42">±</text:span><text:span text:style-name="T43">20</text:span> %</text:p>
      <text:p text:style-name="P18"/>
      <text:p text:style-name="P45">Operating conditions: </text:p>
      <text:p text:style-name="P42"><text:span text:style-name="T16">- Air temperature<text:tab/></text:span><text:span text:style-name="T35"><text:tab/><text:tab/><text:tab/><text:tab/>+</text:span><text:span text:style-name="T16">$temp</text:span><text:span text:style-name="T35"> °</text:span><text:span text:style-name="T16">C</text:span></text:p>
      <text:p text:style-name="P42"><text:span text:style-name="T16">- Atmospheric pressure<text:tab/></text:span><text:span text:style-name="T16"><text:tab/><text:tab/><text:tab/>98,5 kPa</text:span></text:p>
      <text:p text:style-name="P42"><text:span text:style-name="T16">- Relative humidity<text:tab/><text:tab/></text:span><text:span text:style-name="T16"><text:tab/><text:tab/>$vlag %</text:span></text:p>
      <text:p text:style-name="P43">- Gamma radiation background<text:tab/><text:tab/><text:tab/>$bground <text:s/>nSv/h</text:p>
      <text:p text:style-name="P48"/>
      <text:p text:style-name="P49"><text:span text:style-name="Знак_20_примечания"><text:span text:style-name="T47">Calibration means</text:span></text:span><text:span text:style-name="Знак_20_примечания"><text:span text:style-name="T48">:</text:span></text:span></text:p>
      <text:p text:style-name="P47"><text:span text:style-name="Знак_20_примечания"><text:span text:style-name="T46">- <text:s/>$eng_facility_110$;</text:span></text:span></text:p>
      <text:p text:style-name="P46"><text:span text:style-name="Знак_20_примечания"><text:span text:style-name="T46">- <text:s/>$eng_facility_130$;</text:span></text:span></text:p>
      <text:p text:style-name="P46"><text:span text:style-name="Знак_20_примечания"><text:span text:style-name="T5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31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4">Dose rate at check point</text:span> <text:span text:style-name="T25">Ḣ</text:span><text:span text:style-name="T27">oi</text:span><text:span text:style-name="T36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6"><text:span text:style-name="T14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0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0">Relative gamma radiation <text:s/>measurement</text:span> <text:span text:style-name="T14">error</text:span><text:span text:style-name="T6">, </text:span><text:span text:style-name="T33">θ</text:span><text:span text:style-name="T30">пр</text:span><text:span text:style-name="T27">i</text:span><text:span text:style-name="T31">,</text:span> %</text:p>
          </table:table-cell>
          <table:table-cell table:style-name="t1.B2" table:number-rows-spanned="3" office:value-type="string">
            <text:p text:style-name="P28"><text:span text:style-name="T14">Confidence limit of the intrinsic <text:s/>relative error</text:span> <text:span text:style-name="T21">Δ</text:span><text:span text:style-name="T27">i</text:span><text:span text:style-name="T14">,</text:span> % </text:p>
          </table:table-cell>
          <table:table-cell table:style-name="t1.K2" table:number-rows-spanned="3" office:value-type="string">
            <text:p text:style-name="P22"><text:span text:style-name="T14">Limits of intrinsic relative error</text:span>, % </text:p>
            <text:p text:style-name="P2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4">Back-ground</text:span>, <text:span text:style-name="T15">nSv</text:span><text:span text:style-name="T25">/</text:span><text:span text:style-name="T15">h</text:span></text:p>
          </table:table-cell>
          <table:table-cell table:style-name="t1.D3" table:number-columns-spanned="3" office:value-type="string">
            <text:p text:style-name="P30"><text:span text:style-name="T14">Measured value</text:span> <text:span text:style-name="T25">Ḣ</text:span><text:span text:style-name="T24">*</text:span><text:span text:style-name="T27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4">Average value</text:span>, <text:span text:style-name="T15">H</text:span><text:span text:style-name="T27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5">H</text:span><text:span text:style-name="T26">1</text:span></text:p>
          </table:table-cell>
          <table:table-cell table:style-name="t1.D3" office:value-type="string">
            <text:p text:style-name="P30"><text:span text:style-name="T15">H</text:span><text:span text:style-name="T26">2</text:span></text:p>
          </table:table-cell>
          <table:table-cell table:style-name="t1.D3" office:value-type="string">
            <text:p text:style-name="P30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6">±<text:span text:style-name="T31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ext:p text:style-name="P41"/>
      <text:p text:style-name="P4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31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9"><text:span text:style-name="T16">Surfase activity, </text:span><text:span text:style-name="T19">φ </text:span><text:span text:style-name="T29">Ri</text:span><text:span text:style-name="T16">, </text:span><text:span text:style-name="T18">Bq/cm</text:span><text:span text:style-name="T23">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0"><text:span text:style-name="T14">Measured radiation s</text:span><text:span text:style-name="T16">urfase activity, </text:span><text:span text:style-name="T19">φ </text:span><text:span text:style-name="T29">Ri</text:span><text:span text:style-name="T16">, </text:span><text:span text:style-name="T18">Bq/cm</text:span><text:span text:style-name="T23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6"><text:span text:style-name="T20">Relative <text:s/>measure-ment</text:span> <text:span text:style-name="T14">error</text:span></text:p>
            <text:p text:style-name="P26"><text:span text:style-name="T33">θ</text:span><text:span text:style-name="T30">пр</text:span><text:span text:style-name="T27">i</text:span><text:span text:style-name="T31">,</text:span> %</text:p>
          </table:table-cell>
          <table:table-cell table:style-name="b1.B2" table:number-rows-spanned="3" office:value-type="string">
            <text:p text:style-name="P28"><text:span text:style-name="T14">Confidence limit of the intrinsic <text:s/>relative error</text:span> <text:span text:style-name="T21">Δ</text:span><text:span text:style-name="T27">i</text:span><text:span text:style-name="T14">,</text:span> % </text:p>
          </table:table-cell>
          <table:table-cell table:style-name="b1.I2" table:number-rows-spanned="3" office:value-type="string">
            <text:p text:style-name="P22"><text:span text:style-name="T14">Limits of intrinsic relative error</text:span>, % </text:p>
            <text:p text:style-name="P23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4">Measured value</text:span> <text:span text:style-name="T37">φ</text:span><text:span text:style-name="T28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4">Average value</text:span>, <text:span text:style-name="T37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9"><text:span text:style-name="T38">φ</text:span><text:span text:style-name="T26">1</text:span></text:p>
          </table:table-cell>
          <table:table-cell table:style-name="b1.C4" office:value-type="string">
            <text:p text:style-name="P40"><text:span text:style-name="T37">φ</text:span><text:span text:style-name="T26">2</text:span></text:p>
          </table:table-cell>
          <table:table-cell table:style-name="b1.C4" office:value-type="string">
            <text:p text:style-name="P40"><text:span text:style-name="T37">φ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<text:span text:style-name="T14">β</text:span>1-60</text:p>
          </table:table-cell>
          <table:table-cell table:style-name="b1.C3" office:value-type="string">
            <text:p text:style-name="P14"><text:span text:style-name="T14">β</text:span>1-70</text:p>
          </table:table-cell>
          <table:table-cell table:style-name="b1.C3" office:value-type="string">
            <text:p text:style-name="P14"><text:span text:style-name="T14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4">β</text:span>1-10</text:p>
          </table:table-cell>
          <table:table-cell table:style-name="b1.C3" office:value-type="string">
            <text:p text:style-name="P14"><text:span text:style-name="T14">β</text:span>1-20</text:p>
          </table:table-cell>
          <table:table-cell table:style-name="b1.I5" table:number-rows-spanned="4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1">1</text:span></text:p>
          </table:table-cell>
          <table:table-cell table:style-name="b1.B5" office:value-type="float" office:value="6905">
            <text:p text:style-name="P17">6905</text:p>
          </table:table-cell>
          <table:table-cell table:style-name="b1.C3" office:value-type="string">
            <text:p text:style-name="P14"><text:span text:style-name="T14">β</text:span>1-61</text:p>
          </table:table-cell>
          <table:table-cell table:style-name="b1.C3" office:value-type="string">
            <text:p text:style-name="P14"><text:span text:style-name="T14">β</text:span>1-71</text:p>
          </table:table-cell>
          <table:table-cell table:style-name="b1.C3" office:value-type="string">
            <text:p text:style-name="P14"><text:span text:style-name="T14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4">β</text:span>1-11</text:p>
          </table:table-cell>
          <table:table-cell table:style-name="b1.C3" office:value-type="string">
            <text:p text:style-name="P14"><text:span text:style-name="T14">β</text:span>1-21</text:p>
          </table:table-cell>
          <table:covered-table-cell/>
        </table:table-row>
        <table:table-row>
          <table:table-cell table:style-name="b1.A5" office:value-type="string">
            <text:p text:style-name="P15">β1-9<text:span text:style-name="T31">2</text:span></text:p>
          </table:table-cell>
          <table:table-cell table:style-name="b1.B5" office:value-type="float" office:value="0">
            <text:p text:style-name="P15">0<text:span text:style-name="T31">661</text:span></text:p>
          </table:table-cell>
          <table:table-cell table:style-name="b1.C3" office:value-type="string">
            <text:p text:style-name="P14"><text:span text:style-name="T14">β</text:span>1-62</text:p>
          </table:table-cell>
          <table:table-cell table:style-name="b1.C3" office:value-type="string">
            <text:p text:style-name="P14"><text:span text:style-name="T14">β</text:span>1-72</text:p>
          </table:table-cell>
          <table:table-cell table:style-name="b1.C3" office:value-type="string">
            <text:p text:style-name="P14"><text:span text:style-name="T14">β</text:span>1-82</text:p>
          </table:table-cell>
          <table:table-cell table:style-name="b1.C3" office:value-type="string">
            <text:p text:style-name="P16">β1-02</text:p>
          </table:table-cell>
          <table:table-cell table:style-name="b1.C3" office:value-type="string">
            <text:p text:style-name="P14"><text:span text:style-name="T14">β</text:span>1-12</text:p>
          </table:table-cell>
          <table:table-cell table:style-name="b1.C3" office:value-type="string">
            <text:p text:style-name="P14"><text:span text:style-name="T14">β</text:span>1-22</text:p>
          </table:table-cell>
          <table:covered-table-cell/>
        </table:table-row>
        <table:table-row>
          <table:table-cell table:style-name="b1.A8" office:value-type="string">
            <text:p text:style-name="P15">β1-93</text:p>
          </table:table-cell>
          <table:table-cell table:style-name="b1.B8" office:value-type="float" office:value="0">
            <text:p text:style-name="P15">0<text:span text:style-name="T31">662</text:span></text:p>
          </table:table-cell>
          <table:table-cell table:style-name="b1.C8" office:value-type="string">
            <text:p text:style-name="P14"><text:span text:style-name="T14">β</text:span>1-63</text:p>
          </table:table-cell>
          <table:table-cell table:style-name="b1.C8" office:value-type="string">
            <text:p text:style-name="P14"><text:span text:style-name="T14">β</text:span>1-73</text:p>
          </table:table-cell>
          <table:table-cell table:style-name="b1.C8" office:value-type="string">
            <text:p text:style-name="P14"><text:span text:style-name="T14">β</text:span>1-83</text:p>
          </table:table-cell>
          <table:table-cell table:style-name="b1.C8" office:value-type="string">
            <text:p text:style-name="P16">β1-0<text:span text:style-name="T31">3</text:span></text:p>
          </table:table-cell>
          <table:table-cell table:style-name="b1.C8" office:value-type="string">
            <text:p text:style-name="P14"><text:span text:style-name="T14">β</text:span>1-13</text:p>
          </table:table-cell>
          <table:table-cell table:style-name="b1.C8" office:value-type="string">
            <text:p text:style-name="P14"><text:span text:style-name="T14">β</text:span>1-23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Calibrated by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5">(signature)</text:p>
          </table:table-cell>
        </table:table-row>
        <table:table-row>
          <table:table-cell table:style-name="Таблица1.A1" office:value-type="string">
            <text:p text:style-name="P32">Technical control: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5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18:44.99</dc:date>
    <meta:print-date>2019-04-03T15:18:00</meta:print-date>
    <meta:editing-cycles>162</meta:editing-cycles>
    <meta:editing-duration>PT11H24M3S</meta:editing-duration>
    <meta:generator>OpenOffice/4.1.6$Win32 OpenOffice.org_project/416m1$Build-9790</meta:generator>
    <meta:document-statistic meta:table-count="3" meta:image-count="1" meta:object-count="0" meta:page-count="1" meta:paragraph-count="143" meta:word-count="278" meta:character-count="1796"/>
  </office:meta>
</office:document-meta>
</file>